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391f1"/>
    </style:style>
    <style:style style:name="P2"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3"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4"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5"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6"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7" style:family="paragraph" style:parent-style-name="Standard" style:list-style-name="L1">
      <style:paragraph-properties fo:text-align="justify" style:justify-single-word="false"/>
      <style:text-properties officeooo:paragraph-rsid="000391f1"/>
    </style:style>
    <style:style style:name="T1" style:family="text">
      <style:text-properties style:font-name="Sans" fo:font-size="12pt" officeooo:rsid="000391f1"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pos de dados</text:h>
      <text:p text:style-name="P2"/>
      <text:p text:style-name="P2"><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2"/>
      <text:p text:style-name="P2">O MySQL, como a maioria dos outros SGBD, possui 3 categorias de tipos de dados: texto, número e data/tempo.</text:p>
      <text:p text:style-name="P2"/>
      <text:h text:style-name="Heading_20_2" text:outline-level="2">Tipo texto </text:h>
      <text:list xml:id="list2626322096325569444" text:style-name="L1">
        <text:list-item>
          <text:p text:style-name="P7"><text:span text:style-name="T1">CHAR(tamanho): guarda um número fixo de caracteres. Pode conter letras, números e caracteres especiais. O tamanho deve ser declarado entre parênteses. Guarda até 255 caracteres. </text:span></text:p>
        </text:list-item>
      </text:list>
      <text:p text:style-name="P2"/>
      <text:list xml:id="list25558334576719" text:continue-numbering="true" text:style-name="L1">
        <text:list-item>
          <text:p text:style-name="P7"><text:span text:style-name="T1">VARCHAR(tamanho): ele possui as características do tipo CHAR , com a diferença de que, se você criar com mais de 255 caracteres, ele trans- forma para o tipo TEXT . Ou seja, se for criar algum campo com mais de 255, já crie como TEXT . </text:span></text:p>
        </text:list-item>
      </text:list>
      <text:p text:style-name="P2"/>
      <text:list xml:id="list535374793330295793" text:style-name="L2">
        <text:list-item>
          <text:p text:style-name="P3">TEXT: guarda uma string: com o tamanho máximo de 65.535 caracteres. </text:p>
          <text:p text:style-name="P3"/>
        </text:list-item>
        <text:list-item>
          <text:p text:style-name="P3">BLOB: é o tipo de dado medido pela quantidade de bytes, em vez de pela quantidade de caracteres, conforme a maioria. Pode salvar por imagens, por exemplo, com o máximo de 65.535 bytes de arquivo.</text:p>
        </text:list-item>
      </text:list>
      <text:p text:style-name="P2"/>
      <text:p text:style-name="P2">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se você for desenvolver em duas plataformas que usem bancos de dados distintos, isso facilitará quando quiser recuperá-las.</text:p>
      <text:p text:style-name="P2"/>
      <text:h text:style-name="Heading_20_2" text:outline-level="2">Tipo numérico</text:h>
      <text:p text:style-name="P2"/>
      <text:list xml:id="list2768829566420239009" text:style-name="L3">
        <text:list-item>
          <text:p text:style-name="P4">TINYINT: guarda números do tipo inteiro. Suporta de -128 até 127 caracteres. </text:p>
          <text:p text:style-name="P4"/>
        </text:list-item>
        <text:list-item>
          <text:p text:style-name="P4">SMALLINT: guarda números do tipo inteiro. Suporta de -32768 até 32767 caracteres. </text:p>
          <text:p text:style-name="P4"/>
        </text:list-item>
        <text:list-item>
          <text:p text:style-name="P4"><text:soft-page-break/>MEDIUMINT: guarda números do tipo inteiro. Suporta de -8388608 até 8388607 caracteres. </text:p>
          <text:p text:style-name="P4"/>
        </text:list-item>
        <text:list-item>
          <text:p text:style-name="P4">INT(tamanho): guarda números inteiros. Suporta de -2147483648 até 2147483647 caracteres. O número máximo de caracteres pode ser especificado entre parênteses. </text:p>
          <text:p text:style-name="P4"/>
        </text:list-item>
        <text:list-item>
          <text:p text:style-name="P4">BIGINT: guarda números do tipo inteiro. Suporta de - 9223372036854775808 até 9223372036854775807 caracteres. </text:p>
          <text:p text:style-name="P4"/>
        </text:list-item>
        <text:list-item>
          <text:p text:style-name="P4">FLOAT(tamanho,decimal): guarda números REAIS . O número máximo de caracteres pode ser especificado entre parênteses. Deve-se especificar o tamanho inteiro e o tamanho numérico da coluna. </text:p>
          <text:p text:style-name="P4"/>
        </text:list-item>
        <text:list-item>
          <text:p text:style-name="P4">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5"/>
      <text:h text:style-name="Heading_20_2" text:outline-level="2">Tipo date/time</text:h>
      <text:p text:style-name="P5"/>
      <text:list xml:id="list3395094126554632365" text:style-name="L4">
        <text:list-item>
          <text:p text:style-name="P6">DATE(): tipo de campo que vai armazenar datas no: YYYY-MM-DD, onde Y refere-se ao ano, M ao mês e D ao dia; </text:p>
          <text:p text:style-name="P6"/>
        </text:list-item>
        <text:list-item>
          <text:p text:style-name="P6">DATETIME(): a combinação de data e tempo, no formato YYYY-MM-DD HH:MI:SS; </text:p>
          <text:p text:style-name="P6"/>
        </text:list-item>
        <text:list-item>
          <text:p text:style-name="P6">TIME(): armazena horas, minutos e segundos no formato HH:MI: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2:55:47.274916596</dc:date>
    <meta:editing-duration>PT3M12S</meta:editing-duration>
    <meta:editing-cycles>1</meta:editing-cycles>
    <meta:generator>LibreOffice/5.1.4.2$Linux_X86_64 LibreOffice_project/10m0$Build-2</meta:generator>
    <meta:document-statistic meta:table-count="0" meta:image-count="0" meta:object-count="0" meta:page-count="2" meta:paragraph-count="30" meta:word-count="540" meta:character-count="3208" meta:non-whitespace-character-count="2698"/>
  </office:meta>
</office:document-meta>
</file>